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2.7008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2.3457in"/>
    </style:style>
    <style:style style:name="co19" style:family="table-column">
      <style:table-column-properties fo:break-before="auto" style:column-width="1.0701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5.9189in"/>
    </style:style>
    <style:style style:name="co27" style:family="table-column">
      <style:table-column-properties fo:break-before="auto" style:column-width="2.1736in"/>
    </style:style>
    <style:style style:name="co28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4146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0.186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23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0.352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4555in" fo:break-before="auto" style:use-optimal-row-height="false"/>
    </style:style>
    <style:style style:name="ro31" style:family="table-row">
      <style:table-row-properties style:row-height="0.1957in" fo:break-before="auto" style:use-optimal-row-height="false"/>
    </style:style>
    <style:style style:name="ro32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55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7457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0.7563in" fo:break-before="auto" style:use-optimal-row-height="true"/>
    </style:style>
    <style:style style:name="ro43" style:family="table-row">
      <style:table-row-properties style:row-height="1.8862in" fo:break-before="auto" style:use-optimal-row-height="true"/>
    </style:style>
    <style:style style:name="ro44" style:family="table-row">
      <style:table-row-properties style:row-height="0.8909in" fo:break-before="auto" style:use-optimal-row-height="true"/>
    </style:style>
    <style:style style:name="ro45" style:family="table-row">
      <style:table-row-properties style:row-height="0.4661in" fo:break-before="auto" style:use-optimal-row-height="false"/>
    </style:style>
    <style:style style:name="ro46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3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6pt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72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transparent"/>
      <style:text-properties style:font-name="Arial"/>
    </style:style>
    <style:style style:name="ce8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90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ext-properties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2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>
      <style:text-properties style:font-name="Arial" fo:font-weight="bold" style:font-name-asian="Tahoma1"/>
    </style:style>
    <style:style style:name="ce111" style:family="table-cell" style:parent-style-name="Default">
      <style:text-properties style:font-name="Arial" fo:font-weight="bold" style:font-weight-asian="bold" style:font-weight-complex="bold"/>
    </style:style>
    <style:style style:name="ce112" style:family="table-cell" style:parent-style-name="Default">
      <style:text-properties style:font-name="Ari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border="0.06pt solid #000000"/>
      <style:text-properties style:font-name="Arial" fo:font-weight="bold"/>
    </style:style>
    <style:style style:name="ce117" style:family="table-cell" style:parent-style-name="Default">
      <style:table-cell-properties fo:border="0.06pt solid #000000"/>
      <style:text-properties style:font-name="Arial" fo:font-weight="normal"/>
    </style:style>
    <style:style style:name="ce1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5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wrap-option="wrap"/>
      <style:text-properties style:font-name="Arial" fo:font-size="10pt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61" style:family="table-cell" style:parent-style-name="Default">
      <style:table-cell-properties fo:wrap-option="wrap" fo:border="0.06pt solid #000000" style:vertical-align="top"/>
    </style:style>
    <style:style style:name="ce162" style:family="table-cell" style:parent-style-name="Default">
      <style:table-cell-properties fo:wrap-option="wrap" style:vertical-align="top"/>
    </style:style>
    <style:style style:name="ce163" style:family="table-cell" style:parent-style-name="Default">
      <style:table-cell-properties fo:wrap-option="wrap" style:vertical-align="top"/>
      <style:text-properties style:font-name="Arial" fo:font-size="10pt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5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5"/>
        <table:table-column table:style-name="co15" table:default-cell-style-name="ce75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7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9"/>
          <table:covered-table-cell table:style-name="ce113"/>
          <table:table-cell table:style-name="ce121" table:number-columns-repeated="3"/>
          <table:table-cell table:number-columns-repeated="248"/>
        </table:table-row>
        <table:table-row table:style-name="ro18">
          <table:table-cell table:style-name="ce68" office:value-type="string">
            <text:p>Id</text:p>
          </table:table-cell>
          <table:table-cell table:style-name="ce68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122" office:value-type="string">
            <text:p>Selenium</text:p>
          </table:table-cell>
          <table:table-cell table:style-name="ce121" office:value-type="string" table:number-columns-spanned="2" table:number-rows-spanned="1">
            <text:p>Table of record</text:p>
          </table:table-cell>
          <table:covered-table-cell table:style-name="ce122"/>
          <table:table-cell table:number-columns-repeated="248"/>
        </table:table-row>
        <table:table-row table:style-name="ro9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3"/>
          <table:table-cell table:style-name="ce125" office:value-type="string">
            <text:p>Total of High</text:p>
          </table:table-cell>
          <table:table-cell table:style-name="ce128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9">
          <table:table-cell table:style-name="ce70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24"/>
          <table:table-cell table:style-name="ce125" office:value-type="string">
            <text:p>Total of Medium</text:p>
          </table:table-cell>
          <table:table-cell table:style-name="ce125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GROUP _01</text:p>
          </table:table-cell>
          <table:table-cell table:style-name="ce80" office:value-type="string">
            <text:p>Manage Group 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5" office:value-type="string">
            <text:p>Total of Low</text:p>
          </table:table-cell>
          <table:table-cell table:style-name="ce128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CALENDAR_02</text:p>
          </table:table-cell>
          <table:table-cell table:style-name="ce80" office:value-type="string">
            <text:p>Manage Personal Calendar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3</text:p>
          </table:table-cell>
          <table:table-cell table:style-name="ce80" office:value-type="string">
            <text:p>Manage Public Calendar(Add/Edit/Delet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4</text:p>
          </table:table-cell>
          <table:table-cell table:style-name="ce80" office:value-type="string">
            <text:p>Share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_CS_CA_EVENT_06</text:p>
          </table:table-cell>
          <table:table-cell table:style-name="ce80" office:value-type="string">
            <text:p>Manage Event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TASK_07</text:p>
          </table:table-cell>
          <table:table-cell table:style-name="ce80" office:value-type="string">
            <text:p>Manage Task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8</text:p>
          </table:table-cell>
          <table:table-cell table:style-name="ce80" office:value-type="string">
            <text:p>Check highlight mini calendar</text:p>
          </table:table-cell>
          <table:table-cell table:style-name="ce115" office:value-type="string">
            <text:p>High</text:p>
          </table:table-cell>
          <table:table-cell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9</text:p>
          </table:table-cell>
          <table:table-cell table:style-name="ce80" office:value-type="string">
            <text:p>Check pop-up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0</text:p>
          </table:table-cell>
          <table:table-cell table:style-name="ce80" office:value-type="string">
            <text:p>Check email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1</text:p>
          </table:table-cell>
          <table:table-cell table:style-name="ce80" office:value-type="string">
            <text:p>Add event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2</text:span></text:p>
          </table:table-cell>
          <table:table-cell table:style-name="ce80" office:value-type="string">
            <text:p>Add task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3</text:p>
          </table:table-cell>
          <table:table-cell table:style-name="ce80" office:value-type="string">
            <text:p>Add event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4</text:span></text:p>
          </table:table-cell>
          <table:table-cell table:style-name="ce80" office:value-type="string">
            <text:p>Add task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5</text:p>
          </table:table-cell>
          <table:table-cell table:style-name="ce80" office:value-type="string">
            <text:p>Check displaying added task/event in all views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6</text:p>
          </table:table-cell>
          <table:table-cell table:style-name="ce80" office:value-type="string">
            <text:p>Drag-drop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7</text:p>
          </table:table-cell>
          <table:table-cell table:style-name="ce80" office:value-type="string">
            <text:p>Re-size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8</text:p>
          </table:table-cell>
          <table:table-cell table:style-name="ce80" office:value-type="string">
            <text:p>View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9</text:p>
          </table:table-cell>
          <table:table-cell table:style-name="ce80" office:value-type="string">
            <text:p>Import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0</text:p>
          </table:table-cell>
          <table:table-cell table:style-name="ce80" office:value-type="string">
            <text:p>Export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1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2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3</text:p>
          </table:table-cell>
          <table:table-cell table:style-name="ce81" office:value-type="string">
            <text:p>Subscribe to remote calendar 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Mail</text:p>
          </table:table-cell>
          <table:covered-table-cell table:style-name="ce80"/>
          <table:covered-table-cell table:style-name="ce115"/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ACC_01</text:p>
          </table:table-cell>
          <table:table-cell table:style-name="ce80" office:value-type="string">
            <text:p>Manage Mail Account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20">
          <table:table-cell table:style-name="ce71" office:value-type="string">
            <text:p>SNF_CS_MA_MAIL_02</text:p>
          </table:table-cell>
          <table:table-cell table:style-name="ce80" office:value-type="string">
            <text:p>Check mail</text:p>
            <text:p/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MAIL_03</text:p>
          </table:table-cell>
          <table:table-cell table:style-name="ce80" office:value-type="string">
            <text:p>Compose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4</text:p>
          </table:table-cell>
          <table:table-cell table:style-name="ce80" office:value-type="string">
            <text:p>Draft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5</text:p>
          </table:table-cell>
          <table:table-cell table:style-name="ce80" office:value-type="string">
            <text:p>Reply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6</text:p>
          </table:table-cell>
          <table:table-cell table:style-name="ce80" office:value-type="string">
            <text:p>Forwar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7</text:p>
          </table:table-cell>
          <table:table-cell table:style-name="ce80" office:value-type="string">
            <text:p>Attachmen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8</text:p>
          </table:table-cell>
          <table:table-cell table:style-name="ce80" office:value-type="string">
            <text:p>Drag-drop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9</text:p>
          </table:table-cell>
          <table:table-cell table:style-name="ce80" office:value-type="string">
            <text:p>Manage a message in right click menu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OLDER_10</text:p>
          </table:table-cell>
          <table:table-cell table:style-name="ce80" office:value-type="string">
            <text:p>Manage a folder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TAG_11</text:p>
          </table:table-cell>
          <table:table-cell table:style-name="ce80" office:value-type="string">
            <text:p>Manage a tag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12</text:p>
          </table:table-cell>
          <table:table-cell table:style-name="ce80" office:value-type="string">
            <text:p>More Action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3</text:p>
          </table:table-cell>
          <table:table-cell table:style-name="ce80" office:value-type="string">
            <text:p>Filter messag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4</text:p>
          </table:table-cell>
          <table:table-cell table:style-name="ce80" office:value-type="string">
            <text:p>Mange Filters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5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6</text:p>
          </table:table-cell>
          <table:table-cell table:style-name="ce80" office:value-type="string">
            <text:p>Advanced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EVENT_17</text:p>
          </table:table-cell>
          <table:table-cell table:style-name="ce80" office:value-type="string">
            <text:p>Add even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DDBOOK_18</text:p>
          </table:table-cell>
          <table:table-cell table:style-name="ce80" office:value-type="string">
            <text:p>Manage Contac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CC_19</text:p>
          </table:table-cell>
          <table:table-cell table:style-name="ce82" office:value-type="string">
            <text:p>Delegate an email accoun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70" office:value-type="string" table:number-columns-spanned="3" table:number-rows-spanned="1">
            <text:p>CS_Contac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21">
          <table:table-cell table:style-name="ce71" office:value-type="string">
            <text:p>SNF<text:span text:style-name="T3">_CS_CON_ADDBOOK_01</text:span></text:p>
          </table:table-cell>
          <table:table-cell table:style-name="ce80" office:value-type="string">
            <text:p>Manage Address book</text:p>
            <text:p/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02</text:span></text:p>
          </table:table-cell>
          <table:table-cell table:style-name="ce80" office:value-type="string">
            <text:p>Share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3</text:span></text:p>
          </table:table-cell>
          <table:table-cell table:style-name="ce80" office:value-type="string">
            <text:p>Manage Contact(Add/Edit/Delete/Mov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4</text:span></text:p>
          </table:table-cell>
          <table:table-cell table:style-name="ce80" office:value-type="string">
            <text:p>Print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5</text:span></text:p>
          </table:table-cell>
          <table:table-cell table:style-name="ce80" office:value-type="string">
            <text:p>Copy/Past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6</text:span></text:p>
          </table:table-cell>
          <table:table-cell table:style-name="ce80" office:value-type="string">
            <text:p>Shar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LAYOUT_07</text:span></text:p>
          </table:table-cell>
          <table:table-cell table:style-name="ce80" office:value-type="string">
            <text:p>Switch views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TAG_08</text:span></text:p>
          </table:table-cell>
          <table:table-cell table:style-name="ce80" office:value-type="string">
            <text:p>Tag on specific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CONTACT_09</text:span></text:p>
          </table:table-cell>
          <table:table-cell table:style-name="ce80" office:value-type="string">
            <text:p>Send Email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ADDBOOK_10</text:span></text:p>
          </table:table-cell>
          <table:table-cell table:style-name="ce80" office:value-type="string">
            <text:p>Im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11</text:span></text:p>
          </table:table-cell>
          <table:table-cell table:style-name="ce80" office:value-type="string">
            <text:p>Ex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SEARCH_12</text:span></text:p>
          </table:table-cell>
          <table:table-cell table:style-name="ce80" office:value-type="string">
            <text:p>Quick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71" office:value-type="string">
            <text:p>SNF<text:span text:style-name="T3">_CS_CON_SEARCH_13</text:span>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2">
          <table:table-cell table:style-name="ce72" office:value-type="string" table:number-columns-spanned="3" table:number-rows-spanned="1">
            <text:p>CS_Cha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11">
          <table:table-cell table:style-name="ce71" office:value-type="string">
            <text:p>SNF_CS_CHA_OTHERCHECK_01</text:p>
          </table:table-cell>
          <table:table-cell table:style-name="ce80" office:value-type="string">
            <text:p>Create new room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1">
          <table:table-cell table:style-name="ce71" office:value-type="string">
            <text:p>SNF_CS_CHA_OTHERCHECK_02</text:p>
          </table:table-cell>
          <table:table-cell table:style-name="ce80" office:value-type="string">
            <text:p>Invite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23">
          <table:table-cell table:style-name="ce71" office:value-type="string">
            <text:p>SNF_CS_CHA_OTHERCHECK_03</text:p>
          </table:table-cell>
          <table:table-cell table:style-name="ce80" office:value-type="string">
            <text:p>Configur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4</text:p>
          </table:table-cell>
          <table:table-cell table:style-name="ce80" office:value-type="string">
            <text:p>Send message in chat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 _05</text:p>
          </table:table-cell>
          <table:table-cell table:style-name="ce80" office:value-type="string">
            <text:p>Leav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6</text:p>
          </table:table-cell>
          <table:table-cell table:style-name="ce80" office:value-type="string">
            <text:p>Join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7</text:p>
          </table:table-cell>
          <table:table-cell table:style-name="ce81" office:value-type="string">
            <text:p>Show and Search pag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8</text:p>
          </table:table-cell>
          <table:table-cell table:style-name="ce80" office:value-type="string">
            <text:p>Add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09</text:p>
          </table:table-cell>
          <table:table-cell table:style-name="ce80" office:value-type="string">
            <text:p>Add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0</text:p>
          </table:table-cell>
          <table:table-cell table:style-name="ce80" office:value-type="string">
            <text:p>Send message in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1</text:p>
          </table:table-cell>
          <table:table-cell table:style-name="ce80" office:value-type="string">
            <text:p>Send file in private cha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2</text:p>
          </table:table-cell>
          <table:table-cell table:style-name="ce80" office:value-type="string">
            <text:p>Export private chat history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3</text:p>
          </table:table-cell>
          <table:table-cell table:style-name="ce80" office:value-type="string">
            <text:p>Remove contac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4</text:p>
          </table:table-cell>
          <table:table-cell table:style-name="ce80" office:value-type="string">
            <text:p>Show sent messages in period of tim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5</text:p>
          </table:table-cell>
          <table:table-cell table:style-name="ce80" office:value-type="string">
            <text:p>User statu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73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3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657in" svg:x="1.122in" svg:y="0.16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244in" svg:height="0.0657in" svg:x="5.1358in" svg:y="0.16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669in" svg:x="1.122in" svg:y="0.163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4858in" svg:height="0.0669in" svg:x="3.5795in" svg:y="0.16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154in" svg:x="1.122in" svg:y="0.232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C104" table:end-x="0.5051in" table:end-y="0.1772in" draw:z-index="7" draw:name="http://jira.exoplatform.org/images/icons/link_out_bot.gif" draw:style-name="gr1" draw:text-style-name="P1" svg:width="0.5244in" svg:height="0.0004in" svg:x="5.1358in" svg:y="0.247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205in" svg:x="1.122in" svg:y="0.228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B106" table:end-x="4.0551in" table:end-y="0.172in" draw:z-index="3" draw:name="http://jira.exoplatform.org/images/icons/link_out_bot.gif" draw:style-name="gr1" draw:text-style-name="P1" svg:width="0.4858in" svg:height="0.0047in" svg:x="3.5795in" svg:y="0.244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style-name="ce86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6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6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number-columns-repeated="254"/>
        </table:table-row>
        <table:table-row table:style-name="ro11">
          <table:table-cell/>
          <table:table-cell table:style-name="ce88"/>
          <table:table-cell table:number-columns-repeated="252"/>
        </table:table-row>
        <table:table-row table:style-name="ro11" table:number-rows-repeated="3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12">
          <table:table-cell table:number-columns-repeated="254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/>
          <table:table-cell table:style-name="ce90"/>
          <table:table-cell table:number-columns-repeated="252"/>
        </table:table-row>
        <table:table-row table:style-name="ro11">
          <table:table-cell/>
          <table:table-cell table:style-name="ce91"/>
          <table:table-cell table:number-columns-repeated="252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2"/>
          <table:table-cell table:number-columns-repeated="252"/>
        </table:table-row>
        <table:table-row table:style-name="ro11">
          <table:table-cell/>
          <table:table-cell table:style-name="ce93"/>
          <table:table-cell table:number-columns-repeated="252"/>
        </table:table-row>
        <table:table-row table:style-name="ro11" table:number-rows-repeated="8">
          <table:table-cell/>
          <table:table-cell table:style-name="ce89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94"/>
          <table:table-cell table:number-columns-repeated="252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/>
          <table:table-cell table:style-name="ce95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6"/>
          <table:table-cell table:style-name="ce119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style-name="ce97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8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9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0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2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3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11" table:number-rows-repeated="3">
          <table:table-cell table:style-name="ce76"/>
          <table:table-cell table:style-name="ce104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 table:style-name="ce98"/>
          <table:table-cell table:number-columns-repeated="252"/>
        </table:table-row>
        <table:table-row table:style-name="ro11">
          <table:table-cell table:style-name="ce76"/>
          <table:table-cell table:style-name="ce105"/>
          <table:table-cell table:number-columns-repeated="252"/>
        </table:table-row>
        <table:table-row table:style-name="ro11">
          <table:table-cell table:style-name="ce76"/>
          <table:table-cell table:style-name="ce97"/>
          <table:table-cell table:number-columns-repeated="252"/>
        </table:table-row>
        <table:table-row table:style-name="ro9" table:number-rows-repeated="2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6"/>
          <table:table-cell table:number-columns-repeated="252"/>
        </table:table-row>
        <table:table-row table:style-name="ro9">
          <table:table-cell table:style-name="ce76"/>
          <table:table-cell table:style-name="ce107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8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 table:number-rows-repeated="3">
          <table:table-cell table:style-name="ce76"/>
          <table:table-cell table:style-name="ce109"/>
          <table:table-cell table:number-columns-repeated="252"/>
        </table:table-row>
        <table:table-row table:style-name="ro9">
          <table:table-cell table:style-name="ce76"/>
          <table:table-cell table:style-name="ce110"/>
          <table:table-cell table:number-columns-repeated="252"/>
        </table:table-row>
        <table:table-row table:style-name="ro9">
          <table:table-cell table:style-name="ce76"/>
          <table:table-cell table:style-name="ce111"/>
          <table:table-cell table:number-columns-repeated="252"/>
        </table:table-row>
        <table:table-row table:style-name="ro9" table:number-rows-repeated="14">
          <table:table-cell table:style-name="ce77"/>
          <table:table-cell table:style-name="ce112" table:number-columns-repeated="2"/>
          <table:table-cell table:number-columns-repeated="251"/>
        </table:table-row>
        <table:table-row table:style-name="ro9" table:number-rows-repeated="10">
          <table:table-cell table:style-name="ce78"/>
          <table:table-cell table:style-name="Default" table:number-columns-repeated="2"/>
          <table:table-cell table:number-columns-repeated="251"/>
        </table:table-row>
        <table:table-row table:style-name="ro9">
          <table:table-cell table:style-name="ce78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6"/>
        <table:table-column table:style-name="co18" table:default-cell-style-name="ce141"/>
        <table:table-column table:style-name="co19" table:default-cell-style-name="ce145"/>
        <table:table-column table:style-name="co24" table:default-cell-style-name="ce158"/>
        <table:table-column table:style-name="co25" table:default-cell-style-name="ce80"/>
        <table:table-column table:style-name="co24" table:default-cell-style-name="Default"/>
        <table:table-column table:style-name="co26" table:default-cell-style-name="ce80"/>
        <table:table-column table:style-name="co27" table:default-cell-style-name="ce80"/>
        <table:table-column table:style-name="co8" table:default-cell-style-name="ce115"/>
        <table:table-column table:style-name="co8" table:number-columns-repeated="5" table:default-cell-style-name="ce169"/>
        <table:table-column table:style-name="co28" table:default-cell-style-name="ce169"/>
        <table:table-column table:style-name="co8" table:number-columns-repeated="2" table:default-cell-style-name="ce175"/>
        <table:table-column table:style-name="co8" table:number-columns-repeated="238" table:default-cell-style-name="ce178"/>
        <table:table-row table:style-name="ro26">
          <table:table-cell table:style-name="ce133"/>
          <table:table-cell table:style-name="ce137" office:value-type="string">
            <text:p>TEST CASES</text:p>
          </table:table-cell>
          <table:table-cell table:style-name="ce142"/>
          <table:table-cell table:style-name="ce138" table:number-columns-repeated="2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Passed</text:p>
          </table:table-cell>
          <table:table-cell table:style-name="ce167" table:formula="of:=COUNTIF([.K$7:.K$885];[.$J1])" office:value-type="float" office:value="61">
            <text:p>61</text:p>
          </table:table-cell>
          <table:table-cell table:style-name="ce167" table:formula="of:=COUNTIF([.L$7:.L$885];[.$J1])" office:value-type="float" office:value="61">
            <text:p>61</text:p>
          </table:table-cell>
          <table:table-cell table:style-name="ce167" table:formula="of:=COUNTIF([.M$7:.M$885];[.$J1])" office:value-type="float" office:value="0">
            <text:p>0</text:p>
          </table:table-cell>
          <table:table-cell table:style-name="ce167" table:formula="of:=COUNTIF([.N$7:.N$885];[.$J1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6">
          <table:table-cell table:style-name="ce133"/>
          <table:table-cell table:style-name="ce138" table:number-columns-repeated="4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Failed</text:p>
          </table:table-cell>
          <table:table-cell table:style-name="ce167" table:formula="of:=COUNTIF([.K$7:.K$885];[.$J2])" office:value-type="float" office:value="0">
            <text:p>0</text:p>
          </table:table-cell>
          <table:table-cell table:style-name="ce167" table:formula="of:=COUNTIF([.L$7:.L$885];[.$J2])" office:value-type="float" office:value="0">
            <text:p>0</text:p>
          </table:table-cell>
          <table:table-cell table:style-name="ce167" table:formula="of:=COUNTIF([.M$7:.M$885];[.$J2])" office:value-type="float" office:value="0">
            <text:p>0</text:p>
          </table:table-cell>
          <table:table-cell table:style-name="ce167" table:formula="of:=COUNTIF([.N$7:.N$885];[.$J2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7">
          <table:table-cell table:style-name="ce133"/>
          <table:table-cell table:style-name="ce139" office:value-type="string">
            <text:p>Functions List<text:span text:style-name="T4">:</text:span></text:p>
          </table:table-cell>
          <table:table-cell table:style-name="ce143" office:value-type="string" table:number-columns-spanned="3" table:number-rows-spanned="1">
            <text:p>Sniff Test </text:p>
          </table:table-cell>
          <table:covered-table-cell table:style-name="ce146"/>
          <table:covered-table-cell table:style-name="ce143"/>
          <table:table-cell table:style-name="ce133"/>
          <table:table-cell table:style-name="ce159" office:value-type="string">
            <text:p><text:s/></text:p>
          </table:table-cell>
          <table:table-cell table:style-name="ce166"/>
          <table:table-cell table:style-name="ce133"/>
          <table:table-cell table:style-name="ce167" office:value-type="string">
            <text:p>Blocked</text:p>
          </table:table-cell>
          <table:table-cell table:style-name="ce167" table:formula="of:=COUNTIF([.K$7:.K$885];[.$J3])" office:value-type="float" office:value="0">
            <text:p>0</text:p>
          </table:table-cell>
          <table:table-cell table:style-name="ce167" table:formula="of:=COUNTIF([.L$7:.L$885];[.$J3])" office:value-type="float" office:value="0">
            <text:p>0</text:p>
          </table:table-cell>
          <table:table-cell table:style-name="ce167" table:formula="of:=COUNTIF([.M$7:.M$885];[.$J3])" office:value-type="float" office:value="0">
            <text:p>0</text:p>
          </table:table-cell>
          <table:table-cell table:style-name="ce167" table:formula="of:=COUNTIF([.N$7:.N$885];[.$J3])" office:value-type="float" office:value="0">
            <text:p>0</text:p>
          </table:table-cell>
          <table:table-cell table:style-name="ce171"/>
          <table:table-cell table:style-name="ce166"/>
          <table:table-cell table:style-name="Default" table:number-columns-repeated="239"/>
        </table:table-row>
        <table:table-row table:style-name="ro31">
          <table:table-cell table:style-name="ce133"/>
          <table:table-cell table:style-name="ce139" office:value-type="string">
            <text:p>Total Main Cases:</text:p>
          </table:table-cell>
          <table:table-cell table:style-name="ce143" table:formula="of:=MAX([.A7:.A6690])" office:value-type="float" office:value="61" table:number-columns-spanned="3" table:number-rows-spanned="1">
            <text:p>61</text:p>
          </table:table-cell>
          <table:covered-table-cell table:style-name="ce147"/>
          <table:covered-table-cell table:style-name="ce159"/>
          <table:table-cell table:style-name="ce133"/>
          <table:table-cell table:style-name="ce159"/>
          <table:table-cell table:style-name="ce166"/>
          <table:table-cell table:style-name="ce133"/>
          <table:table-cell table:style-name="ce168" office:value-type="string">
            <text:p>Untested</text:p>
          </table:table-cell>
          <table:table-cell table:style-name="ce167" table:formula="of:=COUNTIF([.K$7:.K$885];[.$J4])" office:value-type="float" office:value="0">
            <text:p>0</text:p>
          </table:table-cell>
          <table:table-cell table:style-name="ce167" table:formula="of:=COUNTIF([.L$7:.L$885];[.$J4])" office:value-type="float" office:value="0">
            <text:p>0</text:p>
          </table:table-cell>
          <table:table-cell table:style-name="ce167" table:formula="of:=COUNTIF([.M$7:.M$885];[.$J4])" office:value-type="float" office:value="0">
            <text:p>0</text:p>
          </table:table-cell>
          <table:table-cell table:style-name="ce167" table:formula="of:=COUNTIF([.N$7:.N$885];[.$J4])" office:value-type="float" office:value="0">
            <text:p>0</text:p>
          </table:table-cell>
          <table:table-cell table:style-name="ce172"/>
          <table:table-cell table:style-name="ce166"/>
          <table:table-cell table:style-name="Default" table:number-columns-repeated="239"/>
        </table:table-row>
        <table:table-row table:style-name="ro32">
          <table:table-cell table:style-name="ce133" table:number-columns-repeated="3"/>
          <table:table-cell table:style-name="ce157"/>
          <table:table-cell table:style-name="ce133" table:number-columns-repeated="2"/>
          <table:table-cell table:style-name="ce159"/>
          <table:table-cell table:style-name="ce166"/>
          <table:table-cell table:style-name="ce133"/>
          <table:table-cell table:style-name="Default" office:value-type="string">
            <text:p>N/A</text:p>
          </table:table-cell>
          <table:table-cell table:style-name="ce167" table:formula="of:=COUNTIF([.K$7:.K$885];[.$J5])" office:value-type="float" office:value="0">
            <text:p>0</text:p>
          </table:table-cell>
          <table:table-cell table:style-name="ce167" table:formula="of:=COUNTIF([.L$7:.L$885];[.$J5])" office:value-type="float" office:value="0">
            <text:p>0</text:p>
          </table:table-cell>
          <table:table-cell table:style-name="ce167" table:formula="of:=COUNTIF([.M$7:.M$885];[.$J5])" office:value-type="float" office:value="0">
            <text:p>0</text:p>
          </table:table-cell>
          <table:table-cell table:style-name="ce167" table:formula="of:=COUNTIF([.N$7:.N$885];[.$J5])" office:value-type="float" office:value="0">
            <text:p>0</text:p>
          </table:table-cell>
          <table:table-cell table:style-name="ce172"/>
          <table:table-cell table:style-name="ce166"/>
          <table:table-cell table:style-name="Default" table:number-columns-repeated="239"/>
        </table:table-row>
        <table:table-row table:style-name="ro30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40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3" office:value-type="string">
            <text:p>Comment</text:p>
          </table:table-cell>
          <table:table-cell table:style-name="ce174" office:value-type="string">
            <text:p>Comment</text:p>
          </table:table-cell>
          <table:table-cell table:style-name="ce177" table:number-columns-repeated="2"/>
          <table:table-cell table:style-name="Default" table:number-columns-repeated="237"/>
        </table:table-row>
        <table:table-row table:style-name="ro33">
          <table:table-cell table:style-name="ce135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4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80" office:value-type="string">
            <text:p>Step 1: Add/Edit/Delete a group</text:p>
          </table:table-cell>
          <table:table-cell table:style-name="ce164" office:value-type="string">
            <text:p><text:span text:style-name="T5">- Click on the calendar actions icon </text:span><text:span text:style-name="T5">and 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80" office:value-type="string">
            <text:p>Step 1: Add/Edit/Delete a personal calendar</text:p>
          </table:table-cell>
          <table:table-cell table:style-name="ce164" office:value-type="string">
            <text:p><text:span text:style-name="T5">- Click on the calendar actions icon </text:span><text:span text:style-name="T5">and select <text:s/>Add Calendar</text:span></text:p>
            <text:p><text:span text:style-name="T5">- Right click on an existing calendar </text:span><text:span text:style-name="T5">and select Edit</text:span></text:p>
            <text:p><text:span text:style-name="T5">- Right click on an existing calendar </text:span><text:span text:style-name="T5">and 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80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</text:span><text:span text:style-name="T7">and select User name</text:span></text:p>
            <text:p><text:span text:style-name="T7">+ Click </text:span><text:span text:style-name="T8">Save</text:span></text:p>
            <text:p><text:span text:style-name="T7">- Edit a public calendar by right click </text:span><text:span text:style-name="T7">on an existing public calendar and </text:span><text:span text:style-name="T7">select Edit</text:span></text:p>
            <text:p><text:span text:style-name="T7">- Delete a public calendar by right </text:span><text:span text:style-name="T7">click on an existing calendar and </text:span><text:span text:style-name="T7">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6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office:value-type="string">
            <text:p>FQA-235</text:p>
          </table:table-cell>
          <table:table-cell table:number-columns-repeated="2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80" office:value-type="string">
            <text:p>Step 1: Add/Edit/Delete an event</text:p>
          </table:table-cell>
          <table:table-cell table:style-name="ce164" office:value-type="string">
            <text:p><text:span text:style-name="T7">- Add an event by right click or click </text:span><text:span text:style-name="T7">on Event button</text:span></text:p>
            <text:p><text:span text:style-name="T7">- Edit an event by right click on a </text:span><text:span text:style-name="T7">existing event and select Edit</text:span></text:p>
            <text:p><text:span text:style-name="T7">- Delete an event right click on an </text:span><text:span text:style-name="T7">existing 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80" office:value-type="string">
            <text:p>Step 1: Add/Edit/Delete a task</text:p>
          </table:table-cell>
          <table:table-cell table:style-name="ce164" office:value-type="string">
            <text:p><text:span text:style-name="T7">- Add an event by right click or click </text:span><text:span text:style-name="T7">on Task button</text:span></text:p>
            <text:p><text:span text:style-name="T7">- Edit an event by right click on a </text:span><text:span text:style-name="T7">existing task and select Edit</text:span></text:p>
            <text:p><text:span text:style-name="T7">- Delete a task right click on an </text:span><text:span text:style-name="T7">existing 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80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</text:span><text:span text:style-name="T7">of that day are shown in working </text:span><text:span text:style-name="T7">pane</text:span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80" office:value-type="string">
            <text:p>Step 1: Check pop up reminder of an event</text:p>
          </table:table-cell>
          <table:table-cell table:style-name="ce16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80" office:value-type="string">
            <text:p>Step 1: Check mail reminder of an event</text:p>
          </table:table-cell>
          <table:table-cell table:style-name="ce16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</text:span><text:span text:style-name="T7">Reminders by 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60" office:value-type="string">
            <text:p>Step 1: Add an event to a shared calendar</text:p>
          </table:table-cell>
          <table:table-cell table:style-name="ce164" office:value-type="string">
            <text:p><text:span text:style-name="T7">- Create personal calendar</text:span></text:p>
            <text:p><text:span text:style-name="T7">- Share added calendar with edit </text:span><text:span text:style-name="T7">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6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6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60" office:value-type="string">
            <text:p>Step 1: Drag and drop task/event</text:p>
          </table:table-cell>
          <table:table-cell table:style-name="ce16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60" office:value-type="string">
            <text:p>Step 1: Resize an existing event/task</text:p>
          </table:table-cell>
          <table:table-cell table:style-name="ce164" office:value-type="string">
            <text:p><text:span text:style-name="T7">- Choose View type from list (except </text:span><text:span text:style-name="T7">Year 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80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60" office:value-type="string">
            <text:p>Step 1: Export Calendar</text:p>
          </table:table-cell>
          <table:table-cell table:style-name="ce16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80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80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80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6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6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FQA-210">FQA-210</text:a></text:p>
          </table:table-cell>
          <table:table-cell table:number-columns-repeated="242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6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FQA-210">FQA-210</text:a></text:p>
          </table:table-cell>
          <table:table-cell table:number-columns-repeated="242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6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FQA-210">FQA-210</text:a></text:p>
          </table:table-cell>
          <table:table-cell table:number-columns-repeated="242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6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6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6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6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6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FQA-213">FQA-213</text:a></text:p>
          </table:table-cell>
          <table:table-cell table:number-columns-repeated="242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6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6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6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62" office:value-type="string">
            <text:p>Step 1:Delegate an email account to specific user</text:p>
          </table:table-cell>
          <table:table-cell table:style-name="ce16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80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62" office:value-type="string">
            <text:p>Step 1: Share an existing address book</text:p>
          </table:table-cell>
          <table:table-cell table:style-name="ce164" office:value-type="string">
            <text:p><text:span text:style-name="T7">- Right click on an personal existing </text:span><text:span text:style-name="T7">book and 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FQA-238">FQA-238</text:a></text:p>
          </table:table-cell>
          <table:table-cell table:number-columns-repeated="242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6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6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</text:span><text:span text:style-name="T7">book, 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61" office:value-type="string">
            <text:p>Step 1:Share a contact</text:p>
          </table:table-cell>
          <table:table-cell table:style-name="ce164" office:value-type="string">
            <text:p><text:span text:style-name="T7">- Right click on this contact and </text:span><text:span text:style-name="T7">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/>
          <table:table-cell table:number-columns-repeated="242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6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6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6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6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tool bar</text:span></text:p>
            <text:p><text:span text:style-name="T7">- Choose address book to be </text:span><text:span text:style-name="T7">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6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6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60" office:value-type="string">
            <text:p>Step 1: Advanced Search contacts</text:p>
          </table:table-cell>
          <table:table-cell table:style-name="ce16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6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6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80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6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6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6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80" office:value-type="string">
            <text:p>Step 1: Show and Search page</text:p>
          </table:table-cell>
          <table:table-cell table:style-name="ce16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6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6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6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6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60" office:value-type="string">
            <text:p>Step 1: Export a private chat</text:p>
          </table:table-cell>
          <table:table-cell table:style-name="ce165" office:value-type="string">
            <text:p><text:span text:style-name="T12">- Login by 2 users in different </text:span><text:span text:style-name="T12">browsers </text:span></text:p>
            <text:p><text:span text:style-name="T12">- User A adds user B into </text:span><text:span text:style-name="T12">personal contacts list</text:span></text:p>
            <text:p><text:span text:style-name="T12">- User A right-click on user B's </text:span><text:span text:style-name="T12">name in the personal contacts </text:span><text:span text:style-name="T12">list and choose Send message</text:span></text:p>
            <text:p><text:span text:style-name="T12">- A &amp; B send message together</text:span></text:p>
            <text:p><text:span text:style-name="T12">- One of 2 users click Export </text:span><text:span text:style-name="T12">History 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6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4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60" office:value-type="string">
            <text:p>Step 1:Show sent messages in period of time</text:p>
          </table:table-cell>
          <table:table-cell table:style-name="ce16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62" office:value-type="string">
            <text:p>Step 1:Check User Status</text:p>
          </table:table-cell>
          <table:table-cell table:style-name="ce16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243"/>
        </table:table-row>
        <table:table-row table:style-name="ro46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6">
          <table:table-cell table:style-name="ce133" table:number-columns-repeated="3"/>
          <table:table-cell table:style-name="ce157"/>
          <table:table-cell table:style-name="ce133"/>
          <table:table-cell table:style-name="ce163" table:number-columns-repeated="3"/>
          <table:table-cell table:style-name="ce133" table:number-columns-repeated="247"/>
        </table:table-row>
        <table:table-row table:style-name="ro46" table:number-rows-repeated="10">
          <table:table-cell table:style-name="ce133" table:number-columns-repeated="3"/>
          <table:table-cell table:style-name="ce157"/>
          <table:table-cell table:style-name="ce133" table:number-columns-repeated="251"/>
        </table:table-row>
        <table:table-row table:style-name="ro46">
          <table:table-cell table:style-name="ce133" table:number-columns-repeated="3"/>
          <table:table-cell table:style-name="ce157"/>
          <table:table-cell table:style-name="ce133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0/16/2012</text:date>, <text:time>10:1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10-16T10:12:43</dc:date>
    <dc:language>en-US</dc:language>
    <meta:editing-cycles>857</meta:editing-cycles>
    <meta:editing-duration>P13DT8H6M39S</meta:editing-duration>
    <meta:document-statistic meta:table-count="4" meta:cell-count="1379" meta:object-count="9"/>
    <meta:user-defined meta:name="Info 1"/>
    <meta:user-defined meta:name="Info 2"/>
    <meta:user-defined meta:name="Info 3"/>
    <meta:user-defined meta:name="Info 4"/>
  </office:meta>
</office:document-meta>
</file>